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08a5d0" officeooo:paragraph-rsid="0008a5d0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8a5d0" officeooo:paragraph-rsid="000d63f6"/>
    </style:style>
    <style:style style:name="P3" style:family="paragraph" style:parent-style-name="Standard">
      <style:paragraph-properties fo:text-align="justify" style:justify-single-word="false"/>
      <style:text-properties officeooo:rsid="0008a5d0" officeooo:paragraph-rsid="0008a5d0"/>
    </style:style>
    <style:style style:name="P4" style:family="paragraph" style:parent-style-name="Standard">
      <style:paragraph-properties fo:text-align="justify" style:justify-single-word="false"/>
      <style:text-properties officeooo:rsid="0008a5d0" officeooo:paragraph-rsid="000d63f6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0b689c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0d63f6"/>
    </style:style>
    <style:style style:name="P8" style:family="paragraph" style:parent-style-name="Standard" style:list-style-name="L3">
      <style:paragraph-properties fo:text-align="justify" style:justify-single-word="false"/>
      <style:text-properties officeooo:paragraph-rsid="000d63f6"/>
    </style:style>
    <style:style style:name="P9" style:family="paragraph" style:parent-style-name="Standard">
      <style:paragraph-properties fo:text-align="justify" style:justify-single-word="false"/>
      <style:text-properties officeooo:paragraph-rsid="000d63f6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a4c42" officeooo:paragraph-rsid="000a4c42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a4c42" officeooo:paragraph-rsid="000d63f6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0d465a" officeooo:paragraph-rsid="000d465a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0d465a" officeooo:paragraph-rsid="000d63f6"/>
    </style:style>
    <style:style style:name="P14" style:family="paragraph" style:parent-style-name="Standard">
      <style:paragraph-properties fo:text-align="justify" style:justify-single-word="false"/>
      <style:text-properties officeooo:rsid="000d465a" officeooo:paragraph-rsid="000d63f6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da635" officeooo:paragraph-rsid="000da635"/>
    </style:style>
    <style:style style:name="P16" style:family="paragraph" style:parent-style-name="Standard">
      <style:paragraph-properties fo:text-align="justify" style:justify-single-word="false"/>
      <style:text-properties fo:font-weight="bold" officeooo:paragraph-rsid="000d63f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7dc" officeooo:paragraph-rsid="000e97dc" style:font-weight-asian="bold" style:font-weight-complex="bold"/>
    </style:style>
    <style:style style:name="T1" style:family="text">
      <style:text-properties officeooo:rsid="00096c90"/>
    </style:style>
    <style:style style:name="T2" style:family="text">
      <style:text-properties officeooo:rsid="000a4c42"/>
    </style:style>
    <style:style style:name="T3" style:family="text">
      <style:text-properties officeooo:rsid="000b689c"/>
    </style:style>
    <style:style style:name="T4" style:family="text">
      <style:text-properties fo:font-weight="normal" officeooo:rsid="001b5e1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MING FUNDAMENTALS ASSIGNMENT – 2</text:p>
      <text:p text:style-name="P17"/>
      <text:p text:style-name="P16">1. Elucidate the following concepts: 'Statically Typed Language', 'Dynamically Typed Language', 'Strongly Typed Language', and 'Loosely Typed Language'? Also, into which of these categories would Java fall?”</text:p>
      <text:p text:style-name="P9"/>
      <text:list xml:id="list3045739952" text:style-name="L1">
        <text:list-item>
          <text:p text:style-name="P2">Statically Typed Language – Computer Language which Type checking during the compiling stage.</text:p>
          <text:p text:style-name="P15">Ex : java,C,C+,Rust,Go,Scala</text:p>
          <text:p text:style-name="P15"/>
        </text:list-item>
        <text:list-item>
          <text:p text:style-name="P2">Dynamically Typed Language – Computer Language which Type checking during run time.</text:p>
          <text:p text:style-name="P15">Ex : <text:span text:style-name="T4">Perl, Ruby, Python, PHP, JavaScript, Erlang</text:span></text:p>
          <text:p text:style-name="P15"><text:span text:style-name="T4"/></text:p>
        </text:list-item>
        <text:list-item>
          <text:p text:style-name="P2">Strongly Typed Language – <text:span text:style-name="T1">The </text:span><text:span text:style-name="T2">l</text:span><text:span text:style-name="T1">anguage that </text:span><text:span text:style-name="T2">consider the data types.</text:span></text:p>
          <text:p text:style-name="P2"/>
        </text:list-item>
        <text:list-item>
          <text:p text:style-name="P2">Loose Typed Language – <text:span text:style-name="T2">The language that not consider the data types.</text:span></text:p>
        </text:list-item>
        <text:list-item>
          <text:p text:style-name="P11">Java falls to Dynamically Typed Language and Strongly Types Language.</text:p>
        </text:list-item>
      </text:list>
      <text:p text:style-name="P4"/>
      <text:p text:style-name="P1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generator>LibreOffice/7.3.7.2$Linux_X86_64 LibreOffice_project/30$Build-2</meta:generator>
    <dc:date>2023-08-01T11:15:24.403267497</dc:date>
    <meta:editing-duration>PT21M18S</meta:editing-duration>
    <meta:editing-cycles>2</meta:editing-cycles>
    <meta:document-statistic meta:table-count="0" meta:image-count="0" meta:object-count="0" meta:page-count="1" meta:paragraph-count="12" meta:word-count="106" meta:character-count="714" meta:non-whitespace-character-count="622"/>
  </office:meta>
</office:document-meta>
</file>